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90000029C7FB52DB7728FD874.png" manifest:media-type="image/png"/>
  <manifest:file-entry manifest:full-path="Pictures/10000000000001E9000002A72F0AD6FA3658BD55.png" manifest:media-type="image/png"/>
  <manifest:file-entry manifest:full-path="Pictures/10000000000001DB000002A7C904E860D47D6FBA.png" manifest:media-type="image/png"/>
  <manifest:file-entry manifest:full-path="Pictures/10000000000001DC000002AB1DE64327F5B11BCA.png" manifest:media-type="image/png"/>
  <manifest:file-entry manifest:full-path="Pictures/10000000000001CB0000013F3DF07D71F09F879E.png" manifest:media-type="image/png"/>
  <manifest:file-entry manifest:full-path="Pictures/10000000000001DA000001BFDACA6EFDC57F67BD.png" manifest:media-type="image/png"/>
  <manifest:file-entry manifest:full-path="Pictures/10000000000001DF000002A3886E509448E2070C.png" manifest:media-type="image/png"/>
  <manifest:file-entry manifest:full-path="Pictures/10000000000001D60000018B259CA54E61CC3506.png" manifest:media-type="image/png"/>
  <manifest:file-entry manifest:full-path="Pictures/10000000000001EC000002A52D16D02BBC0C5702.png" manifest:media-type="image/png"/>
  <manifest:file-entry manifest:full-path="Pictures/10000000000001DC000002A985E7CF87B589C848.png" manifest:media-type="image/png"/>
  <manifest:file-entry manifest:full-path="Pictures/10000000000001E30000029C9DE3A8E4D41ABEDE.png" manifest:media-type="image/png"/>
  <manifest:file-entry manifest:full-path="Pictures/10000000000001EB000002A6C40FD3C590B0AEE5.png" manifest:media-type="image/png"/>
  <manifest:file-entry manifest:full-path="Pictures/10000000000001DB0000026E63138280BBECAC3F.png" manifest:media-type="image/png"/>
  <manifest:file-entry manifest:full-path="Pictures/10000000000001F70000024616231E085E6442B6.png" manifest:media-type="image/png"/>
  <manifest:file-entry manifest:full-path="Pictures/10000000000001E000000293FDB95E67FA7300AD.png" manifest:media-type="image/png"/>
  <manifest:file-entry manifest:full-path="Pictures/10000000000001D6000002978547A9F4E40D5EE8.png" manifest:media-type="image/png"/>
  <manifest:file-entry manifest:full-path="Pictures/10000000000001E3000002707477B6E3A46DE602.png" manifest:media-type="image/png"/>
  <manifest:file-entry manifest:full-path="Pictures/10000000000001DE0000029D8E37DF455FECDE66.png" manifest:media-type="image/png"/>
  <manifest:file-entry manifest:full-path="Pictures/10000000000001DA000002998019C742312A07A4.png" manifest:media-type="image/png"/>
  <manifest:file-entry manifest:full-path="Pictures/10000000000001DF000002ABD431BBD3599FB14F.png" manifest:media-type="image/png"/>
  <manifest:file-entry manifest:full-path="Pictures/10000000000001E5000002A9E3DE59AE1087A299.png" manifest:media-type="image/png"/>
  <manifest:file-entry manifest:full-path="Pictures/10000000000001D8000002A1E86610DE81FF9924.png" manifest:media-type="image/png"/>
  <manifest:file-entry manifest:full-path="Pictures/10000000000001DF0000029D717DA99210C4B4C7.png" manifest:media-type="image/png"/>
  <manifest:file-entry manifest:full-path="Pictures/10000000000001DF000002054CFBBF529565B08C.png" manifest:media-type="image/png"/>
  <manifest:file-entry manifest:full-path="Pictures/10000000000001DC000002B15ABD4C30FF9151D7.png" manifest:media-type="image/png"/>
  <manifest:file-entry manifest:full-path="Pictures/10000000000001EF000002A94E7783608880F071.png" manifest:media-type="image/png"/>
  <manifest:file-entry manifest:full-path="Pictures/10000000000001E1000002A61E81658B607343FE.png" manifest:media-type="image/png"/>
  <manifest:file-entry manifest:full-path="Pictures/10000000000001DA00000277AB81DFACDEFD3BC9.png" manifest:media-type="image/png"/>
  <manifest:file-entry manifest:full-path="Pictures/10000000000001F6000001E0C1E56E43919FBFBE.png" manifest:media-type="image/png"/>
  <manifest:file-entry manifest:full-path="Pictures/10000000000001E0000002A41E2B3CD467D48940.png" manifest:media-type="image/png"/>
  <manifest:file-entry manifest:full-path="Pictures/10000000000001DC000002A93B421B58448076CC.png" manifest:media-type="image/png"/>
  <manifest:file-entry manifest:full-path="Pictures/10000000000001E9000002A6B7D5DEBFFC0D16AB.png" manifest:media-type="image/png"/>
  <manifest:file-entry manifest:full-path="Pictures/10000000000001EC000002AFFFBF3152B8D72A7B.png" manifest:media-type="image/png"/>
  <manifest:file-entry manifest:full-path="Pictures/10000000000001E3000002A8FCF2D91A6CC40ED2.png" manifest:media-type="image/png"/>
  <manifest:file-entry manifest:full-path="Pictures/10000000000001DD000002A17F0E189021196E7F.png" manifest:media-type="image/png"/>
  <manifest:file-entry manifest:full-path="Pictures/10000000000001E8000002976E2D0A99A24FBDC8.png" manifest:media-type="image/png"/>
  <manifest:file-entry manifest:full-path="Pictures/10000000000001DB000002A0AAFDEA091E993110.png" manifest:media-type="image/png"/>
  <manifest:file-entry manifest:full-path="Pictures/10000000000001DE000002AB3C9119AE8132442E.png" manifest:media-type="image/png"/>
  <manifest:file-entry manifest:full-path="Pictures/10000000000001F1000002ABF2428DD9054FBD06.png" manifest:media-type="image/png"/>
  <manifest:file-entry manifest:full-path="Pictures/100000000000020C000002A54CB30CFAB155507D.png" manifest:media-type="image/png"/>
  <manifest:file-entry manifest:full-path="Pictures/10000000000001E2000002A7502F60580A88477C.png" manifest:media-type="image/png"/>
  <manifest:file-entry manifest:full-path="Pictures/10000000000001DD000002A630F006B25E31D28E.png" manifest:media-type="image/png"/>
  <manifest:file-entry manifest:full-path="Pictures/10000000000001EB000002B118EA7BEE4F6916D3.png" manifest:media-type="image/png"/>
  <manifest:file-entry manifest:full-path="Pictures/10000000000001E1000002A7C359B7E8B5919306.png" manifest:media-type="image/png"/>
  <manifest:file-entry manifest:full-path="Pictures/10000000000001E9000002AA3BC767AA0B71173D.png" manifest:media-type="image/png"/>
  <manifest:file-entry manifest:full-path="Pictures/10000000000001DD000002A9B9E0C2D489DB5E94.png" manifest:media-type="image/png"/>
  <manifest:file-entry manifest:full-path="Pictures/10000000000001EA000002A46BDC3F396F09D785.png" manifest:media-type="image/png"/>
  <manifest:file-entry manifest:full-path="Pictures/10000000000001DF000002A1EF9C4F17571CCBB4.png" manifest:media-type="image/png"/>
  <manifest:file-entry manifest:full-path="Pictures/10000000000001E600000236EEBB62A75C6B702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paragraph" svg:width="11.18cm" svg:height="15.524cm" draw:z-index="0"><draw:image xlink:href="Pictures/10000000000001E9000002A72F0AD6FA3658BD55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paragraph" svg:width="10.809cm" svg:height="7.512cm" draw:z-index="1"><draw:image xlink:href="Pictures/10000000000001CB0000013F3DF07D71F09F879E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3" text:anchor-type="paragraph" svg:width="12.541cm" svg:height="11.827cm" draw:z-index="2"><draw:image xlink:href="Pictures/10000000000001DA000001BFDACA6EFDC57F67BD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4" text:anchor-type="paragraph" svg:width="12.435cm" svg:height="10.451cm" draw:z-index="3"><draw:image xlink:href="Pictures/10000000000001D60000018B259CA54E61CC3506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n5" text:anchor-type="paragraph" svg:width="11.169cm" svg:height="14.624cm" draw:z-index="4"><draw:image xlink:href="Pictures/10000000000001DB0000026E63138280BBECAC3F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6" text:anchor-type="paragraph" svg:width="10.876cm" svg:height="15.605cm" draw:z-index="5"><draw:image xlink:href="Pictures/10000000000001DC000002AB1DE64327F5B11BCA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7" text:anchor-type="paragraph" svg:width="12.594cm" svg:height="18.018cm" draw:z-index="6"><draw:image xlink:href="Pictures/10000000000001DC000002A985E7CF87B589C848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8" text:anchor-type="paragraph" svg:width="12.674cm" svg:height="17.859cm" draw:z-index="7"><draw:image xlink:href="Pictures/10000000000001DF000002A3886E509448E2070C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n9" text:anchor-type="paragraph" svg:width="12.515cm" svg:height="17.674cm" draw:z-index="8"><draw:image xlink:href="Pictures/10000000000001D90000029C7FB52DB7728FD874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0" text:anchor-type="paragraph" svg:width="12.7cm" svg:height="17.436cm" draw:z-index="9"><draw:image xlink:href="Pictures/10000000000001E000000293FDB95E67FA7300AD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n11" text:anchor-type="paragraph" svg:width="12.435cm" svg:height="17.542cm" draw:z-index="10"><draw:image xlink:href="Pictures/10000000000001D6000002978547A9F4E40D5EE8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n12" text:anchor-type="paragraph" svg:x="1.806cm" svg:y="0.252cm" svg:width="12.541cm" svg:height="17.595cm" draw:z-index="11"><draw:image xlink:href="Pictures/10000000000001DA000002998019C742312A07A4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n13" text:anchor-type="paragraph" svg:width="12.488cm" svg:height="17.806cm" draw:z-index="12"><draw:image xlink:href="Pictures/10000000000001D8000002A1E86610DE81FF9924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14" text:anchor-type="paragraph" svg:width="12.647cm" svg:height="17.701cm" draw:z-index="13"><draw:image xlink:href="Pictures/10000000000001DE0000029D8E37DF455FECDE66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15" text:anchor-type="paragraph" svg:width="12.674cm" svg:height="17.701cm" draw:z-index="14"><draw:image xlink:href="Pictures/10000000000001DF0000029D717DA99210C4B4C7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16" text:anchor-type="paragraph" svg:width="12.991cm" svg:height="17.939cm" draw:z-index="15"><draw:image xlink:href="Pictures/10000000000001EB000002A6C40FD3C590B0AEE5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17" text:anchor-type="paragraph" svg:width="12.674cm" svg:height="13.679cm" draw:z-index="16"><draw:image xlink:href="Pictures/10000000000001DF000002054CFBBF529565B08C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18" text:anchor-type="paragraph" svg:width="12.594cm" svg:height="18.23cm" draw:z-index="17"><draw:image xlink:href="Pictures/10000000000001DC000002B15ABD4C30FF9151D7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19" text:anchor-type="paragraph" svg:width="12.832cm" svg:height="18.018cm" draw:z-index="18"><draw:image xlink:href="Pictures/10000000000001E5000002A9E3DE59AE1087A299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0" text:anchor-type="paragraph" svg:width="12.726cm" svg:height="17.939cm" draw:z-index="19"><draw:image xlink:href="Pictures/10000000000001E1000002A61E81658B607343FE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1" text:anchor-type="paragraph" svg:width="13.018cm" svg:height="17.912cm" draw:z-index="20"><draw:image xlink:href="Pictures/10000000000001EC000002A52D16D02BBC0C5702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2" text:anchor-type="paragraph" svg:width="12.541cm" svg:height="16.695cm" draw:z-index="21"><draw:image xlink:href="Pictures/10000000000001DA00000277AB81DFACDEFD3BC9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3" text:anchor-type="paragraph" svg:width="12.7cm" svg:height="17.886cm" draw:z-index="22"><draw:image xlink:href="Pictures/10000000000001E0000002A41E2B3CD467D48940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4" text:anchor-type="paragraph" svg:width="12.779cm" svg:height="16.51cm" draw:z-index="23"><draw:image xlink:href="Pictures/10000000000001E3000002707477B6E3A46DE602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5" text:anchor-type="paragraph" svg:width="12.938cm" svg:height="17.939cm" draw:z-index="24"><draw:image xlink:href="Pictures/10000000000001E9000002A6B7D5DEBFFC0D16AB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6" text:anchor-type="paragraph" svg:width="13.018cm" svg:height="18.177cm" draw:z-index="25"><draw:image xlink:href="Pictures/10000000000001EC000002AFFFBF3152B8D72A7B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7" text:anchor-type="paragraph" svg:width="12.779cm" svg:height="17.674cm" draw:z-index="26"><draw:image xlink:href="Pictures/10000000000001E30000029C9DE3A8E4D41ABEDE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8" text:anchor-type="paragraph" svg:width="12.594cm" svg:height="18.018cm" draw:z-index="27"><draw:image xlink:href="Pictures/10000000000001DC000002A93B421B58448076CC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9" text:anchor-type="paragraph" svg:width="12.779cm" svg:height="17.992cm" draw:z-index="28"><draw:image xlink:href="Pictures/10000000000001E3000002A8FCF2D91A6CC40ED2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30" text:anchor-type="paragraph" svg:width="12.568cm" svg:height="17.78cm" draw:z-index="29"><draw:image xlink:href="Pictures/10000000000001DB000002A0AAFDEA091E993110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n31" text:anchor-type="paragraph" svg:width="12.647cm" svg:height="18.071cm" draw:z-index="30"><draw:image xlink:href="Pictures/10000000000001DE000002AB3C9119AE8132442E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32" text:anchor-type="paragraph" svg:width="13.15cm" svg:height="18.071cm" draw:z-index="31"><draw:image xlink:href="Pictures/10000000000001F1000002ABF2428DD9054FBD06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33" text:anchor-type="paragraph" svg:width="13.864cm" svg:height="17.912cm" draw:z-index="32"><draw:image xlink:href="Pictures/100000000000020C000002A54CB30CFAB155507D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34" text:anchor-type="paragraph" svg:width="13.097cm" svg:height="18.018cm" draw:z-index="33"><draw:image xlink:href="Pictures/10000000000001EF000002A94E7783608880F071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35" text:anchor-type="paragraph" svg:width="12.753cm" svg:height="17.965cm" draw:z-index="34"><draw:image xlink:href="Pictures/10000000000001E2000002A7502F60580A88477C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36" text:anchor-type="paragraph" svg:width="12.991cm" svg:height="18.23cm" draw:z-index="35"><draw:image xlink:href="Pictures/10000000000001EB000002B118EA7BEE4F6916D3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37" text:anchor-type="paragraph" svg:width="12.938cm" svg:height="18.045cm" draw:z-index="36"><draw:image xlink:href="Pictures/10000000000001E9000002AA3BC767AA0B71173D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38" text:anchor-type="paragraph" svg:width="12.568cm" svg:height="17.965cm" draw:z-index="37"><draw:image xlink:href="Pictures/10000000000001DB000002A7C904E860D47D6FBA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39" text:anchor-type="paragraph" svg:width="12.912cm" svg:height="17.542cm" draw:z-index="38"><draw:image xlink:href="Pictures/10000000000001E8000002976E2D0A99A24FBDC8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40" text:anchor-type="paragraph" svg:width="12.621cm" svg:height="18.018cm" draw:z-index="39"><draw:image xlink:href="Pictures/10000000000001DD000002A9B9E0C2D489DB5E94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41" text:anchor-type="paragraph" svg:width="12.621cm" svg:height="18.018cm" draw:z-index="40"><draw:image xlink:href="Pictures/10000000000001DD000002A9B9E0C2D489DB5E94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42" text:anchor-type="paragraph" svg:width="12.965cm" svg:height="17.886cm" draw:z-index="41"><draw:image xlink:href="Pictures/10000000000001EA000002A46BDC3F396F09D785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43" text:anchor-type="paragraph" svg:width="12.621cm" svg:height="17.939cm" draw:z-index="42"><draw:image xlink:href="Pictures/10000000000001DD000002A630F006B25E31D28E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44" text:anchor-type="paragraph" svg:width="12.674cm" svg:height="18.071cm" draw:z-index="43"><draw:image xlink:href="Pictures/10000000000001DF000002ABD431BBD3599FB14F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n45" text:anchor-type="paragraph" svg:width="12.674cm" svg:height="17.806cm" draw:z-index="44"><draw:image xlink:href="Pictures/10000000000001DF000002A1EF9C4F17571CCBB4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46" text:anchor-type="paragraph" svg:width="12.726cm" svg:height="17.965cm" draw:z-index="45"><draw:image xlink:href="Pictures/10000000000001E1000002A7C359B7E8B5919306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47" text:anchor-type="paragraph" svg:width="12.621cm" svg:height="17.806cm" draw:z-index="46"><draw:image xlink:href="Pictures/10000000000001DD000002A17F0E189021196E7F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48" text:anchor-type="paragraph" svg:width="13.309cm" svg:height="15.399cm" draw:z-index="47"><draw:image xlink:href="Pictures/10000000000001F70000024616231E085E6442B6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49" text:anchor-type="paragraph" svg:width="12.859cm" svg:height="14.975cm" draw:z-index="48"><draw:image xlink:href="Pictures/10000000000001E600000236EEBB62A75C6B7023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n50" text:anchor-type="paragraph" svg:width="13.282cm" svg:height="12.7cm" draw:z-index="49"><draw:image xlink:href="Pictures/10000000000001F6000001E0C1E56E43919FBFB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37S</meta:editing-duration>
    <meta:editing-cycles>4</meta:editing-cycles>
    <meta:generator>LibreOffice/5.4.3.2$Windows_X86_64 LibreOffice_project/92a7159f7e4af62137622921e809f8546db437e5</meta:generator>
    <dc:date>2021-11-09T19:05:38.253000000</dc:date>
    <meta:document-statistic meta:table-count="0" meta:image-count="50" meta:object-count="0" meta:page-count="45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